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Basics Of System Administration in Linux</text:p>
      <text:p text:style-name="Preformatted_20_Text"/>
      <text:p text:style-name="Preformatted_20_Text"/>
      <text:p text:style-name="Preformatted_20_Text">1) Create a new user account and home directory called "Duck" </text:p>
      <text:p text:style-name="Preformatted_20_Text"/>
      <text:p text:style-name="Preformatted_20_Text">god@god:~$ sudo adduser duck</text:p>
      <text:p text:style-name="Preformatted_20_Text">Adding user `duck' ...</text:p>
      <text:p text:style-name="Preformatted_20_Text">Adding new group `duck' (1002) ...</text:p>
      <text:p text:style-name="Preformatted_20_Text">Adding new user `duck' (1002) with group `duck' ...</text:p>
      <text:p text:style-name="Preformatted_20_Text">Creating home directory `/home/duck' ...</text:p>
      <text:p text:style-name="Preformatted_20_Text">Copying files from `/etc/skel' ...</text:p>
      <text:p text:style-name="Preformatted_20_Text">New password: </text:p>
      <text:p text:style-name="Preformatted_20_Text">Retype new password: </text:p>
      <text:p text:style-name="Preformatted_20_Text">passwd: password updated successfully</text:p>
      <text:p text:style-name="Preformatted_20_Text">Changing the user information for duck</text:p>
      <text:p text:style-name="Preformatted_20_Text">Enter the new value, or press ENTER for the default</text:p>
      <text:p text:style-name="Preformatted_20_Text"><text:tab/>Full Name []: duck</text:p>
      <text:p text:style-name="Preformatted_20_Text"><text:tab/>Room Number []: </text:p>
      <text:p text:style-name="Preformatted_20_Text"><text:tab/>Work Phone []: </text:p>
      <text:p text:style-name="Preformatted_20_Text"><text:tab/>Home Phone []: </text:p>
      <text:p text:style-name="Preformatted_20_Text"><text:tab/>Other []: </text:p>
      <text:p text:style-name="Preformatted_20_Text">Is the information correct? [Y/n] y</text:p>
      <text:p text:style-name="Preformatted_20_Text"/>
      <text:p text:style-name="Preformatted_20_Text"/>
      <text:p text:style-name="Preformatted_20_Text"/>
      <text:p text:style-name="Preformatted_20_Text">2) Set the user account "Duck's" expirey date as 07 - 01 – 2015</text:p>
      <text:p text:style-name="Preformatted_20_Text"/>
      <text:p text:style-name="Preformatted_20_Text"><text:s text:c="3"/>god@god:~$ sudo usermod -e 2015-01-07 duck</text:p>
      <text:p text:style-name="Preformatted_20_Text"/>
      <text:p text:style-name="Preformatted_20_Text"/>
      <text:p text:style-name="Preformatted_20_Text"/>
      <text:p text:style-name="Preformatted_20_Text">3) find the id of the user account "Duck"</text:p>
      <text:p text:style-name="Preformatted_20_Text"/>
      <text:p text:style-name="Preformatted_20_Text"><text:s text:c="3"/>god@god:~$ id -u duck</text:p>
      <text:p text:style-name="Preformatted_20_Text"><text:s text:c="3"/>1002</text:p>
      <text:p text:style-name="Preformatted_20_Text"/>
      <text:p text:style-name="Preformatted_20_Text"/>
      <text:p text:style-name="Preformatted_20_Text"/>
      <text:p text:style-name="Preformatted_20_Text">4) Type df and du commands and see the output on your terminal.</text:p>
      <text:p text:style-name="Preformatted_20_Text"/>
      <text:p text:style-name="Preformatted_20_Text">god@god:~$ df</text:p>
      <text:p text:style-name="Preformatted_20_Text">Filesystem <text:s text:c="4"/>1K-blocks <text:s text:c="4"/>Used Available Use% Mounted on</text:p>
      <text:p text:style-name="Preformatted_20_Text">udev <text:s text:c="12"/>3969080 <text:s text:c="7"/>0 <text:s text:c="2"/>3969080 <text:s text:c="2"/>0% /dev</text:p>
      <text:p text:style-name="Preformatted_20_Text">tmpfs <text:s text:c="12"/>801108 <text:s text:c="4"/>1888 <text:s text:c="3"/>799220 <text:s text:c="2"/>1% /run</text:p>
      <text:p text:style-name="Preformatted_20_Text">/dev/sda9 <text:s text:c="5"/>392987524 19379920 353571716 <text:s text:c="2"/>6% /</text:p>
      <text:p text:style-name="Preformatted_20_Text">tmpfs <text:s text:c="11"/>4005532 <text:s text:c="3"/>23416 <text:s text:c="2"/>3982116 <text:s text:c="2"/>1% /dev/shm</text:p>
      <text:p text:style-name="Preformatted_20_Text">tmpfs <text:s text:c="14"/>5120 <text:s text:c="7"/>4 <text:s text:c="5"/>5116 <text:s text:c="2"/>1% /run/lock</text:p>
      <text:p text:style-name="Preformatted_20_Text">tmpfs <text:s text:c="11"/>4005532 <text:s text:c="7"/>0 <text:s text:c="2"/>4005532 <text:s text:c="2"/>0% /sys/fs/cgroup</text:p>
      <text:p text:style-name="Preformatted_20_Text">/dev/loop2 <text:s text:c="8"/>63616 <text:s text:c="3"/>63616 <text:s text:c="8"/>0 100% /snap/gtk-common-themes/1506</text:p>
      <text:p text:style-name="Preformatted_20_Text">/dev/loop6 <text:s text:c="8"/>51072 <text:s text:c="3"/>51072 <text:s text:c="8"/>0 100% /snap/snap-store/467</text:p>
      <text:p text:style-name="Preformatted_20_Text">/dev/loop1 <text:s text:c="8"/>56320 <text:s text:c="3"/>56320 <text:s text:c="8"/>0 100% /snap/core18/1880</text:p>
      <text:p text:style-name="Preformatted_20_Text">/dev/loop8 <text:s text:c="8"/>56960 <text:s text:c="3"/>56960 <text:s text:c="8"/>0 100% /snap/core18/2721</text:p>
      <text:p text:style-name="Preformatted_20_Text">/dev/loop9 <text:s text:c="8"/>30720 <text:s text:c="3"/>30720 <text:s text:c="8"/>0 100% /snap/snapd/8542</text:p>
      <text:p text:style-name="Preformatted_20_Text">/dev/loop7 <text:s text:c="10"/>128 <text:s text:c="5"/>128 <text:s text:c="8"/>0 100% /snap/bare/5</text:p>
      <text:p text:style-name="Preformatted_20_Text">/dev/loop5 <text:s text:c="7"/>223744 <text:s text:c="2"/>223744 <text:s text:c="8"/>0 100% /snap/gnome-3-34-1804/93</text:p>
      <text:p text:style-name="Preformatted_20_Text">/dev/loop4 <text:s text:c="7"/>261760 <text:s text:c="2"/>261760 <text:s text:c="8"/>0 100% /snap/gnome-3-34-1804/36</text:p>
      <text:p text:style-name="Preformatted_20_Text">/dev/loop3 <text:s text:c="7"/>328192 <text:s text:c="2"/>328192 <text:s text:c="8"/>0 100% /snap/vlc/3078</text:p>
      <text:p text:style-name="Preformatted_20_Text">/dev/loop0 <text:s text:c="8"/>93952 <text:s text:c="3"/>93952 <text:s text:c="8"/>0 100% /snap/gtk-common-themes/1535</text:p>
      <text:p text:style-name="Preformatted_20_Text">tmpfs <text:s text:c="12"/>801104 <text:s text:c="6"/>32 <text:s text:c="3"/>801072 <text:s text:c="2"/>1% /run/user/1000</text:p>
      <text:p text:style-name="Preformatted_20_Text">god@god:~$ du | more</text:p>
      <text:p text:style-name="Preformatted_20_Text">4<text:tab/>./Videos</text:p>
      <text:p text:style-name="Preformatted_20_Text">2460<text:tab/>./Pictures</text:p>
      <text:p text:style-name="Preformatted_20_Text">8<text:tab/>./snap/vlc/common/.cache/mesa_shader_cache/d1</text:p>
      <text:p text:style-name="Preformatted_20_Text">8<text:tab/>./snap/vlc/common/.cache/mesa_shader_cache/89</text:p>
      <text:p text:style-name="Preformatted_20_Text"><text:soft-page-break/>8<text:tab/>./snap/vlc/common/.cache/mesa_shader_cache/62</text:p>
      <text:p text:style-name="Preformatted_20_Text">8<text:tab/>./snap/vlc/common/.cache/mesa_shader_cache/32</text:p>
      <text:p text:style-name="Preformatted_20_Text">8<text:tab/>./snap/vlc/common/.cache/mesa_shader_cache/92</text:p>
      <text:p text:style-name="Preformatted_20_Text">8<text:tab/>./snap/vlc/common/.cache/mesa_shader_cache/87</text:p>
      <text:p text:style-name="Preformatted_20_Text">8<text:tab/>./snap/vlc/common/.cache/mesa_shader_cache/9e</text:p>
      <text:p text:style-name="Preformatted_20_Text">88<text:tab/>./snap/vlc/common/.cache/mesa_shader_cache</text:p>
      <text:p text:style-name="Preformatted_20_Text">132<text:tab/>./snap/vlc/common/.cache/fontconfig</text:p>
      <text:p text:style-name="Preformatted_20_Text">24<text:tab/>./snap/vlc/common/.cache/gio-modules</text:p>
      <text:p text:style-name="Preformatted_20_Text">252<text:tab/>./snap/vlc/common/.cache</text:p>
      <text:p text:style-name="Preformatted_20_Text">352<text:tab/>./snap/vlc/common</text:p>
      <text:p text:style-name="Preformatted_20_Text">172<text:tab/>./snap/vlc/3078/.local/share/glib-2.0/schemas</text:p>
      <text:p text:style-name="Preformatted_20_Text">176<text:tab/>./snap/vlc/3078/.local/share/glib-2.0</text:p>
      <text:p text:style-name="Preformatted_20_Text">8<text:tab/>./snap/vlc/3078/.local/share/vlc</text:p>
      <text:p text:style-name="Preformatted_20_Text">4<text:tab/>./snap/vlc/3078/.local/share/icons</text:p>
      <text:p text:style-name="Preformatted_20_Text">392<text:tab/>./snap/vlc/3078/.local/share/mime/image</text:p>
      <text:p text:style-name="Preformatted_20_Text">8<text:tab/>./snap/vlc/3078/.local/share/mime/x-epoc</text:p>
      <text:p text:style-name="Preformatted_20_Text">20<text:tab/>./snap/vlc/3078/.local/share/mime/model</text:p>
      <text:p text:style-name="Preformatted_20_Text">44<text:tab/>./snap/vlc/3078/.local/share/mime/multipart</text:p>
      <text:p text:style-name="Preformatted_20_Text">20<text:tab/>./snap/vlc/3078/.local/share/mime/font</text:p>
      <text:p text:style-name="Preformatted_20_Text">32<text:tab/>./snap/vlc/3078/.local/share/mime/message</text:p>
      <text:p text:style-name="Preformatted_20_Text">128<text:tab/>./snap/vlc/3078/.local/share/mime/video</text:p>
      <text:p text:style-name="Preformatted_20_Text">76<text:tab/>./snap/vlc/3078/.local/share/mime/x-content</text:p>
      <text:p text:style-name="Preformatted_20_Text">2012<text:tab/>./snap/vlc/3078/.local/share/mime/application</text:p>
      <text:p text:style-name="Preformatted_20_Text">228<text:tab/>./snap/vlc/3078/.local/share/mime/audio</text:p>
      <text:p text:style-name="Preformatted_20_Text">508<text:tab/>./snap/vlc/3078/.local/share/mime/text</text:p>
      <text:p text:style-name="Preformatted_20_Text">32<text:tab/>./snap/vlc/3078/.local/share/mime/inode</text:p>
      <text:p text:style-name="Preformatted_20_Text">2432<text:tab/>./snap/vlc/3078/.local/share/mime/packages</text:p>
      <text:p text:style-name="Preformatted_20_Text">6256<text:tab/>./snap/vlc/3078/.local/share/mime</text:p>
      <text:p text:style-name="Preformatted_20_Text">6448<text:tab/>./snap/vlc/3078/.local/share</text:p>
      <text:p text:style-name="Preformatted_20_Text">6452<text:tab/>./snap/vlc/3078/.local</text:p>
      <text:p text:style-name="Preformatted_20_Text"/>
      <text:p text:style-name="Preformatted_20_Text"/>
      <text:p text:style-name="Preformatted_20_Text">5) Type this command on the terminal and see the output :</text:p>
      <text:p text:style-name="Preformatted_20_Text"><text:s text:c="3"/>du -ch *.txt</text:p>
      <text:p text:style-name="Preformatted_20_Text"/>
      <text:p text:style-name="Preformatted_20_Text">god@god:~$ du -ch *.txt</text:p>
      <text:p text:style-name="Preformatted_20_Text">4.0K<text:tab/>grepdemo.txt</text:p>
      <text:p text:style-name="Preformatted_20_Text">4.0K<text:tab/>it.txt</text:p>
      <text:p text:style-name="Preformatted_20_Text">4.0K<text:tab/>marks.txt</text:p>
      <text:p text:style-name="Preformatted_20_Text">4.0K<text:tab/>sample.txt</text:p>
      <text:p text:style-name="Preformatted_20_Text">0<text:tab/>test1.txt</text:p>
      <text:p text:style-name="Preformatted_20_Text">0<text:tab/>test.txt</text:p>
      <text:p text:style-name="Preformatted_20_Text">16K<text:tab/>total</text:p>
      <text:p text:style-name="Preformatted_20_Text"/>
      <text:p text:style-name="Preformatted_20_Text"/>
      <text:p text:style-name="Preformatted_20_Text"/>
      <text:p text:style-name="P1">6) Delete the user account "Duck" permanently along with its home folder.</text:p>
      <text:p text:style-name="P1">god@god:~$ sudo userdel -r duck</text:p>
      <text:p text:style-name="P1">userdel: duck mail spool (/var/mail/duck) not found</text:p>
      <text:p text:style-name="P1">god@god:~$ ls /home/</text:p>
      <text:p text:style-name="P1">god <text:s/>nithiskumar<text:tab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5T02:26:06.381797452</meta:creation-date>
    <dc:date>2023-09-15T02:47:56.761437613</dc:date>
    <meta:editing-duration>PT11M4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94" meta:word-count="387" meta:character-count="3737" meta:non-whitespace-character-count="3079"/>
  </office:meta>
</office:document-meta>
</file>